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a3767" style:font-weight-asian="bold" style:font-weight-complex="bold"/>
    </style:style>
    <style:style style:name="P2" style:family="paragraph" style:parent-style-name="Text_20_body">
      <style:paragraph-properties fo:text-align="center" style:justify-single-word="false"/>
      <style:text-properties fo:font-weight="bold" officeooo:rsid="001a3767" style:font-weight-asian="bold" style:font-weight-complex="bold"/>
    </style:style>
    <style:style style:name="P3" style:family="paragraph" style:parent-style-name="Text_20_body">
      <style:text-properties fo:font-size="12pt" officeooo:rsid="001a3767" officeooo:paragraph-rsid="001a3767" style:font-size-asian="10.5pt" style:font-size-complex="12pt"/>
    </style:style>
    <style:style style:name="P4" style:family="paragraph" style:parent-style-name="Text_20_body" style:list-style-name="L1">
      <style:text-properties fo:font-size="12pt" officeooo:rsid="001a3767" officeooo:paragraph-rsid="001a3767" style:font-size-asian="10.5pt" style:font-size-complex="12pt"/>
    </style:style>
    <style:style style:name="P5" style:family="paragraph" style:parent-style-name="Text_20_body">
      <style:text-properties fo:font-size="12pt" officeooo:rsid="001bd373" style:font-size-asian="10.5pt" style:font-size-complex="12pt"/>
    </style:style>
    <style:style style:name="P6" style:family="paragraph" style:parent-style-name="Text_20_body" style:list-style-name="L1">
      <style:text-properties fo:font-size="12pt" officeooo:rsid="001bd373" officeooo:paragraph-rsid="001bd373" style:font-size-asian="10.5pt" style:font-size-complex="12pt"/>
    </style:style>
    <style:style style:name="P7" style:family="paragraph" style:parent-style-name="Text_20_body">
      <style:text-properties fo:font-size="12pt" officeooo:rsid="001bd373" officeooo:paragraph-rsid="001bd373" style:font-size-asian="10.5pt" style:font-size-complex="12pt"/>
    </style:style>
    <style:style style:name="P8" style:family="paragraph" style:parent-style-name="Text_20_body">
      <style:paragraph-properties fo:text-align="start" style:justify-single-word="false"/>
      <style:text-properties fo:font-size="12pt" officeooo:rsid="001bd373" style:font-size-asian="10.5pt" style:font-size-complex="12pt"/>
    </style:style>
    <style:style style:name="P9" style:family="paragraph" style:parent-style-name="Text_20_body">
      <style:paragraph-properties fo:text-align="start" style:justify-single-word="false"/>
      <style:text-properties fo:font-size="12pt" officeooo:rsid="001bd373" officeooo:paragraph-rsid="001bd373" style:font-size-asian="10.5pt" style:font-size-complex="12pt"/>
    </style:style>
    <style:style style:name="P10" style:family="paragraph" style:parent-style-name="Text_20_body">
      <style:paragraph-properties fo:text-align="start" style:justify-single-word="false"/>
      <style:text-properties fo:font-size="12pt" officeooo:rsid="001bd373" officeooo:paragraph-rsid="001bd6fb" style:font-size-asian="10.5pt" style:font-size-complex="12pt"/>
    </style:style>
    <style:style style:name="P11" style:family="paragraph" style:parent-style-name="Heading_20_1">
      <style:text-properties fo:font-size="12pt" officeooo:rsid="001a3767" officeooo:paragraph-rsid="001a3767" style:font-size-asian="10.5pt" style:font-size-complex="12pt"/>
    </style:style>
    <style:style style:name="P12" style:family="paragraph" style:parent-style-name="Heading_20_1">
      <style:paragraph-properties fo:text-align="start" style:justify-single-word="false"/>
      <style:text-properties fo:font-size="12pt" officeooo:rsid="001bd373" style:font-size-asian="10.5pt" style:font-size-complex="12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Footer">
      <style:paragraph-properties fo:text-align="end" style:justify-single-word="false"/>
    </style:style>
    <style:style style:name="T1" style:family="text">
      <style:text-properties officeooo:rsid="001bd6f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ado de domini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2457_2004613406" text:style-name="Index_20_Link" text:visited-style-name="Index_20_Link">Claves del modelo de dominio<text:tab/>1</text:a></text:p>
          <text:p text:style-name="P13"><text:a xlink:type="simple" xlink:href="#__RefHeading__2459_2004613406" text:style-name="Index_20_Link" text:visited-style-name="Index_20_Link">¿Son dependientes del lenguaje de programación?¿Son dependientes de la metodología utilizada?<text:tab/>1</text:a></text:p>
        </text:index-body>
      </text:table-of-content>
      <text:p text:style-name="P2"/>
      <text:h text:style-name="P11" text:outline-level="1"><text:bookmark-start text:name="__RefHeading__2457_2004613406"/>Claves del modelo de dominio<text:bookmark-end text:name="__RefHeading__2457_2004613406"/></text:h>
      <text:p text:style-name="P3"/>
      <text:list xml:id="list42549800" text:style-name="L1">
        <text:list-item>
          <text:p text:style-name="P4">Los conocimientos adquiridos tanto por los expertos en el dominio del problema, como por los miembros del equipo y los desarrolladores.</text:p>
        </text:list-item>
        <text:list-item>
          <text:p text:style-name="P6">Los principios de una lengua común, para poder hablar fluidamente tanto del dominio en el que se esta trabajando como los aspectos técnicos del desarrollo.</text:p>
        </text:list-item>
        <text:list-item>
          <text:p text:style-name="P6">Y el cierre de un circuito de retroalimentación a través de la implementación que actua como guia sobre lo que estan entendiendo en el equipo y si es lo requerido por el cliente.</text:p>
        </text:list-item>
      </text:list>
      <text:p text:style-name="P7"/>
      <text:h text:style-name="P12" text:outline-level="1"><text:bookmark-start text:name="__RefHeading__2459_2004613406"/>¿Son dependientes del lenguaje de programación?¿Son dependientes de la metodología utilizada?<text:bookmark-end text:name="__RefHeading__2459_2004613406"/></text:h>
      <text:p text:style-name="P8"/>
      <text:p text:style-name="P9">Estas claves no son dependientes del lenguaje ya que no tienen nada que ver, salvo si se muestra algun tipo de codigo para ver si es lo pedido, pero el lenguaje utilizado para esta retroalimentacion no influye en el modelo.</text:p>
      <text:p text:style-name="P10"><text:span text:style-name="T1">Asi como no dependen del lenguaje utilizado, tampoco de la metodologia utilizada. Como expresa el autor, tanto en metodologias de cascada como en iterativas tenemos problemas de retroalimentación o los desarrolladores no adquiriran conocimientos en el caso de las metodologias iterativas.</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6$Windows_x86 LibreOffice_project/932b512-69e3009-7a10e5c-fc86223-a55908</meta:generator>
    <dc:date>2012-09-09T23:01:05.01</dc:date>
    <meta:document-statistic meta:table-count="0" meta:image-count="0" meta:object-count="0" meta:page-count="1" meta:paragraph-count="12" meta:word-count="204" meta:character-count="1267" meta:non-whitespace-character-count="1078"/>
    <meta:user-defined meta:name="Info 1"/>
    <meta:user-defined meta:name="Info 2"/>
    <meta:user-defined meta:name="Info 3"/>
    <meta:user-defined meta:name="Info 4"/>
  </office:meta>
</office:document-meta>
</file>